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11pt" style:font-size-asian="11pt"/>
    </style:style>
    <style:style style:name="P2" style:family="paragraph" style:parent-style-name="Standard">
      <style:text-properties style:font-name="Calibri" fo:font-size="10pt" style:font-size-asian="10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0pt" style:font-size-asian="10pt" style:font-size-complex="11pt"/>
    </style:style>
    <style:style style:name="P4" style:family="paragraph" style:parent-style-name="Standard">
      <style:text-properties style:font-name="Calibri" fo:font-size="10pt" fo:font-weight="bold" style:font-size-asian="10pt" style:font-weight-asian="bold" style:font-size-complex="11pt"/>
    </style:style>
    <style:style style:name="P5" style:family="paragraph" style:parent-style-name="Standard">
      <style:text-properties style:font-name="Calibri" fo:font-size="10pt" fo:font-weight="bold" style:font-size-asian="10pt" style:font-weight-asian="bold" style:font-size-complex="11pt" style:font-weight-complex="bold"/>
    </style:style>
    <style:style style:name="P6" style:family="paragraph" style:parent-style-name="Standard">
      <style:text-properties style:font-name="Calibri" fo:font-size="10pt" fo:font-style="italic" style:font-size-asian="10pt" style:font-style-asian="italic" style:font-size-complex="11pt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padding-left="0in" fo:padding-right="0in" fo:padding-top="0in" fo:padding-bottom="0.0138in" fo:border-left="none" fo:border-right="none" fo:border-top="none" fo:border-bottom="0.0071in solid #00000a"/>
    </style:style>
    <style:style style:name="P9" style:family="paragraph" style:parent-style-name="Standard">
      <style:paragraph-properties fo:padding-left="0in" fo:padding-right="0in" fo:padding-top="0in" fo:padding-bottom="0.0138in" fo:border-left="none" fo:border-right="none" fo:border-top="none" fo:border-bottom="0.0071in solid #00000a"/>
      <style:text-properties style:font-name="Calibri" fo:font-weight="bold" style:font-weight-asian="bold"/>
    </style:style>
    <style:style style:name="P10" style:family="paragraph" style:parent-style-name="Standard">
      <style:paragraph-properties fo:text-align="justify" style:justify-single-word="false" fo:padding-left="0in" fo:padding-right="0in" fo:padding-top="0in" fo:padding-bottom="0.0138in" fo:border-left="none" fo:border-right="none" fo:border-top="none" fo:border-bottom="0.0071in solid #00000a"/>
      <style:text-properties style:font-name="Calibri" fo:font-weight="bold" style:font-weight-asian="bold"/>
    </style:style>
    <style:style style:name="P11" style:family="paragraph" style:parent-style-name="Standard">
      <style:paragraph-properties fo:margin-left="1in" fo:margin-right="0in" fo:text-indent="-1in" style:auto-text-indent="false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style:font-name="Calibri"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 style:list-style-name="L1">
      <style:text-properties style:font-name="Calibri" fo:font-size="10pt" fo:font-weight="normal" style:font-size-asian="10pt" style:font-weight-asian="normal" style:font-size-complex="11pt" style:font-weight-complex="normal"/>
    </style:style>
    <style:style style:name="P14" style:family="paragraph" style:parent-style-name="List_20_Paragraph" style:list-style-name="L2">
      <style:text-properties style:font-name="Calibri" fo:font-size="10pt" style:font-size-asian="10pt" style:font-size-complex="11pt" style:font-style-complex="italic"/>
    </style:style>
    <style:style style:name="P15" style:family="paragraph" style:parent-style-name="List_20_Paragraph" style:list-style-name="L3">
      <style:text-properties style:font-name="Calibri" fo:font-size="10pt" style:font-size-asian="10pt" style:font-size-complex="11pt" style:font-style-complex="italic"/>
    </style:style>
    <style:style style:name="P16" style:family="paragraph" style:parent-style-name="List_20_Paragraph" style:list-style-name="L3">
      <style:text-properties style:font-name="Calibri" fo:font-size="10pt" style:font-size-asian="10pt" style:font-size-complex="11pt"/>
    </style:style>
    <style:style style:name="P17" style:family="paragraph" style:parent-style-name="List_20_Paragraph" style:list-style-name="WWNum17">
      <style:text-properties style:font-name="Calibri" fo:font-size="10pt" fo:font-weight="bold" style:font-size-asian="10pt" style:font-weight-asian="bold" style:font-size-complex="11pt" style:font-style-complex="italic"/>
    </style:style>
    <style:style style:name="T1" style:family="text">
      <style:text-properties style:font-name="Calibri" fo:font-size="10pt" style:font-size-asian="10pt" style:font-size-complex="11pt"/>
    </style:style>
    <style:style style:name="T2" style:family="text">
      <style:text-properties style:font-name="Calibri" fo:font-size="10pt" style:font-size-asian="10pt" style:font-size-complex="11pt" style:font-style-complex="italic"/>
    </style:style>
    <style:style style:name="T3" style:family="text">
      <style:text-properties style:font-name="Calibri" fo:font-size="10pt" style:font-size-asian="10pt" style:font-size-complex="11pt" style:font-weight-complex="bold"/>
    </style:style>
    <style:style style:name="T4" style:family="text">
      <style:text-properties style:font-name="Calibri" fo:font-size="10pt" style:font-size-asian="10pt" style:font-size-complex="10pt"/>
    </style:style>
    <style:style style:name="T5" style:family="text">
      <style:text-properties style:font-name="Calibri" fo:font-size="10pt" fo:font-weight="bold" style:font-size-asian="10pt" style:font-weight-asian="bold" style:font-size-complex="11pt"/>
    </style:style>
    <style:style style:name="T6" style:family="text">
      <style:text-properties style:font-name="Calibri" fo:font-size="10pt" fo:font-weight="bold" style:font-size-asian="10pt" style:font-weight-asian="bold" style:font-size-complex="10pt"/>
    </style:style>
    <style:style style:name="T7" style:family="text">
      <style:text-properties style:font-name="Calibri" fo:font-size="10pt" fo:font-weight="normal" style:font-size-asian="10pt" style:font-weight-asian="normal" style:font-size-complex="11pt" style:font-weight-complex="normal"/>
    </style:style>
    <style:style style:name="T8" style:family="text">
      <style:text-properties style:font-name="Calibri" fo:font-weight="bold" style:font-weight-asian="bold"/>
    </style:style>
    <style:style style:name="T9" style:family="text">
      <style:text-properties style:font-name="Calibri" fo:font-weight="bold" style:font-weight-asian="bold" style:font-style-complex="italic"/>
    </style:style>
    <style:style style:name="T10" style:family="text">
      <style:text-properties style:font-name="Calibri" fo:font-size="12pt" fo:font-weight="bold" style:font-size-asian="12pt" style:font-weight-asian="bold" style:font-size-complex="12pt"/>
    </style:style>
    <style:style style:name="T11" style:family="text">
      <style:text-properties style:font-name="Calibri" fo:font-size="12pt" fo:font-weight="bold" style:font-size-asian="12pt" style:font-weight-asian="bold" style:font-size-complex="12pt" style:font-weight-complex="bold"/>
    </style:style>
    <style:style style:name="T12" style:family="text">
      <style:text-properties style:font-name="Calibri" fo:font-size="12pt" fo:font-weight="bold" style:font-size-asian="12pt" style:font-weight-asian="bold" style:font-size-complex="12pt" style:font-style-complex="italic" style:font-weight-complex="bold"/>
    </style:style>
    <style:style style:name="T13" style:family="text">
      <style:text-properties style:font-name="Calibri1" fo:font-size="10pt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Robert Toombs</text:p>
      <text:p text:style-name="P1">rtoombs@protonmail.com</text:p>
      <text:p text:style-name="P1"/>
      <text:p text:style-name="P3">66 Mora Street #3 <text:s text:c="2"/>| <text:s text:c="2"/>Boston, MA 02124 <text:s text:c="2"/>| <text:s text:c="2"/>Phone: (603) 505-7523</text:p>
      <text:p text:style-name="P10">KNOWLEDGE</text:p>
      <text:p text:style-name="P7"><text:span text:style-name="T5">Technologies <text:s/></text:span><text:span text:style-name="T1">Java, <text:s/>Elm, <text:s/>SQL, <text:s/>XSLT/XPath, <text:s/>Owasp/AntiSamy, <text:s/>DeltaXML, <text:s/>Postgres, <text:s/>Gradle, <text:s/>Spring Boot, <text:s/>Docker</text:span></text:p>
      <text:p text:style-name="P11"><text:span text:style-name="T5">Tools <text:s text:c="15"/></text:span><text:span text:style-name="T1">IntelliJ, <text:s/>Eclipse, <text:s/>Git, <text:s/>pgAdmin 4, <text:s/>npm, <text:s/>Concourse</text:span></text:p>
      <text:p text:style-name="P4"/>
      <text:p text:style-name="P8"><text:span text:style-name="T8">EXPERIENCE</text:span><text:span text:style-name="T5"><text:tab/><text:tab/><text:tab/></text:span></text:p>
      <text:p text:style-name="Standard"><text:span text:style-name="T5">2018-08- <text:s text:c="7"/></text:span><text:span text:style-name="T10">Full Stack Software Developer</text:span></text:p>
      <text:p text:style-name="Standard"><text:span text:style-name="T5">present <text:s text:c="9"/></text:span><text:span text:style-name="T7">Shields Health Solutions / Stoughton, MA</text:span></text:p>
      <text:list xml:id="list1943801013093210503" text:style-name="L1">
        <text:list-item>
          <text:p text:style-name="P13">Created a questionnaire state machine which translates JSON templates into complex questionnaires with a limitless amount of questions, question types, question associations, and more </text:p>
        </text:list-item>
        <text:list-item>
          <text:p text:style-name="P13">Created a tool to automate Eligibility Verification (E1) and Claim Billing (B1) test claims through RelayHealth to dramatically improved end user productivity</text:p>
        </text:list-item>
        <text:list-item>
          <text:p text:style-name="P13">Spearheaded our UI overhaul from Elm 0.18 to Elm 0.19.1, resolved UI breaking changes, deprecated libraries, and a brand new testing framework while limiting developer transition time and pains</text:p>
        </text:list-item>
        <text:list-item>
          <text:p text:style-name="P13">Led many security design changes from input sanitization, user scope/permission handling, to Spring Security upgrades</text:p>
        </text:list-item>
        <text:list-item>
          <text:p text:style-name="P13">Actively participate in Test Driven <text:s/>Development and paired programming from time to time </text:p>
        </text:list-item>
      </text:list>
      <text:p text:style-name="P4"/>
      <text:p text:style-name="Standard"><text:span text:style-name="T5">2013-06 - <text:s text:c="6"/></text:span><text:span text:style-name="T8">Senior Software Engineer</text:span></text:p>
      <text:p text:style-name="Standard"><text:span text:style-name="T5">2018-07 <text:s text:c="8"/></text:span><text:span text:style-name="T1">OpenText (acquired from Dell EMC) / Norwood, MA</text:span></text:p>
      <text:list xml:id="list40030695448010265" text:style-name="L2">
        <text:list-item>
          <text:p text:style-name="P14">Researched, designed, developed, and documented configuration management tools for easily exporting, importing, viewing, comparing, and merging of Documentum D2 configurations</text:p>
        </text:list-item>
        <text:list-item>
          <text:p text:style-name="P14">Leveraged DeltaXML in conjunction with XSLT, HTML, CSS, and jQuery to create a simple, intelligent, browser based configuration merge tool to greatly reduce customer software version upgrading times</text:p>
        </text:list-item>
      </text:list>
      <text:p text:style-name="P4"><text:tab/><text:tab/><text:tab/><text:tab/><text:tab/></text:p>
      <text:p text:style-name="Standard"><text:span text:style-name="T5">2012-07 - <text:s text:c="6"/></text:span><text:span text:style-name="T8">Software Engineer</text:span><text:span text:style-name="T11"> Co-op</text:span></text:p>
      <text:p text:style-name="Standard"><text:span text:style-name="T5">2013-04 <text:s text:c="8"/></text:span><text:span text:style-name="T1">The Achievement Network / Boston, MA</text:span></text:p>
      <text:list xml:id="list2159562615147430538" text:style-name="WWNum17">
        <text:list-header>
          <text:p text:style-name="P17"/>
        </text:list-header>
      </text:list>
      <text:p text:style-name="Standard"><text:span text:style-name="T5">2011-07 - <text:s text:c="6"/></text:span><text:span text:style-name="T9">Software Engineer</text:span><text:span text:style-name="T12"> Co-op</text:span></text:p>
      <text:p text:style-name="Standard"><text:span text:style-name="T5">2011-12</text:span><text:span text:style-name="T2"><text:tab/> <text:s text:c="7"/>Goodrich ISR Systems (now UTC Aerospace Systems) / Westford, MA </text:span></text:p>
      <text:list xml:id="list3220225232699975305" text:style-name="L3">
        <text:list-item>
          <text:p text:style-name="P16">Developed a MS Paint-like feature for marking up imagery with coordinate based annotations </text:p>
        </text:list-item>
        <text:list-item>
          <text:p text:style-name="P15">Developed a feature to read/write shape files to overlay third-party annotations on Goodrich imagery</text:p>
        </text:list-item>
      </text:list>
      <text:p text:style-name="P4"/>
      <text:p text:style-name="Standard"><text:span text:style-name="T5">2010-07 - <text:s text:c="6"/></text:span><text:span text:style-name="T8">Software Engineer</text:span><text:span text:style-name="T11"> Co-op</text:span></text:p>
      <text:p text:style-name="Standard"><text:span text:style-name="T5">2010-12<text:tab/> <text:s text:c="7"/></text:span><text:span text:style-name="T1">Harris</text:span><text:span text:style-name="T3"> Corporation / </text:span><text:span text:style-name="T1">Chelmsford, MA</text:span><text:span text:style-name="T2"> </text:span></text:p>
      <text:p text:style-name="P5"><text:tab/><text:tab/><text:tab/></text:p>
      <text:p text:style-name="P9">EDUCATION</text:p>
      <text:p text:style-name="Standard"><text:span text:style-name="T5">2008-09 - <text:s text:c="6"/></text:span><text:span text:style-name="T8">Bachelor of Science in Computer Science</text:span></text:p>
      <text:p text:style-name="Standard"><text:span text:style-name="T5">2013-05<text:tab/> <text:s text:c="7"/></text:span><text:span text:style-name="T4">Northeastern University / Boston, MA</text:span></text:p>
      <text:p text:style-name="P2"/>
      <text:p text:style-name="P9">PROJECTS</text:p>
      <text:p text:style-name="Standard"><text:span text:style-name="T5">Ray Tracer – </text:span><text:span text:style-name="T1">developed a ray tracing renderer in C# which implemented reflection and refraction optical effects with both global illumination and spot lighting over a variety of objects created from spheres and triangles</text:span></text:p>
      <text:p text:style-name="P6"/>
      <text:p text:style-name="Standard"><text:span text:style-name="T6">Image Pattern Matcher</text:span><text:span text:style-name="T5"> – </text:span><text:span text:style-name="T1">developed a program, where given a set of pattern imagery and a set of source imagery, is capable of finding occurrences of the pattern images in the source imagery for JPEG, GIF, and PNG image formats</text:span></text:p>
      <text:p text:style-name="P4"/>
      <text:p text:style-name="Standard"><text:span text:style-name="T5">Stock Project – </text:span><text:span text:style-name="T7">actively developing a <text:s/>full stack web application as a showcase of technology using many of today's current technology like Kotlin, SpringBoot, Elm, Postgres, Docker, and more! Check it out here:</text:span> <text:span text:style-name="T13">github.com/RobToombs/StockProject 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in" fo:margin-bottom="0in" fo:line-height="100%" fo:orphans="2" fo:widows="2" style:writing-mode="lr-tb"/>
      <style:text-properties fo:color="#000000" style:font-name="Times New Roman" fo:font-size="12pt" style:font-size-asian="12pt" style:font-name-complex="Times New Roman1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ormal_2b_2" style:display-name="Normal+2" style:family="paragraph" style:parent-style-name="Standard" style:default-outline-level="" style:list-style-name="">
      <style:text-properties fo:color="#00000a"/>
    </style:style>
    <style:style style:name="Heading_20_4_2b_1" style:display-name="Heading 4+1" style:family="paragraph" style:parent-style-name="Standard" style:default-outline-level="" style:list-style-name="">
      <style:text-properties fo:color="#00000a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pple-style-span" style:family="text" style:parent-style-name="Default_20_Paragraph_20_Font"/>
    <style:style style:name="apple-converted-space" style:family="text" style:parent-style-name="Default_20_Paragraph_20_Font"/>
    <style:style style:name="ListLabel_20_1" style:display-name="ListLabel 1" style:family="text">
      <style:text-properties style:font-name-complex="Wingdings1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style:font-name-complex="Symbo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" text:bullet-char="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5.5in" fo:text-indent="-0.25in" fo:margin-left="5.5in"/>
        </style:list-level-properties>
        <style:text-properties style:font-name="Courier New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in" fo:text-indent="-0.25in" fo:margin-left="6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" text:bullet-char="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5.5in" fo:text-indent="-0.25in" fo:margin-left="5.5in"/>
        </style:list-level-properties>
        <style:text-properties style:font-name="Courier New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in" fo:text-indent="-0.25in" fo:margin-left="6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" text:bullet-char="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0626in" fo:text-indent="-0.25in" fo:margin-left="2.0626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626in" fo:text-indent="-0.25in" fo:margin-left="2.5626in"/>
        </style:list-level-properties>
        <style:text-properties style:font-name="Wingdings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3.0626in" fo:text-indent="-0.25in" fo:margin-left="3.0626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3.5626in" fo:text-indent="-0.25in" fo:margin-left="3.5626in"/>
        </style:list-level-properties>
        <style:text-properties style:font-name="Courier New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0626in" fo:text-indent="-0.25in" fo:margin-left="4.0626in"/>
        </style:list-level-properties>
        <style:text-properties style:font-name="Wingdings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4.5626in" fo:text-indent="-0.25in" fo:margin-left="4.5626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5.0626in" fo:text-indent="-0.25in" fo:margin-left="5.0626in"/>
        </style:list-level-properties>
        <style:text-properties style:font-name="Courier New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5626in" fo:text-indent="-0.25in" fo:margin-left="5.5626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b Toombs</meta:initial-creator>
    <meta:editing-cycles>20</meta:editing-cycles>
    <meta:print-date>2011-02-04T17:21:00</meta:print-date>
    <meta:creation-date>2017-02-09T03:28:00</meta:creation-date>
    <dc:date>2020-07-09T17:31:10.36</dc:date>
    <meta:editing-duration>PT5H34M41S</meta:editing-duration>
    <meta:generator>OpenOffice/4.1.7$Win32 OpenOffice.org_project/417m1$Build-9800</meta:generator>
    <meta:document-statistic meta:table-count="0" meta:image-count="0" meta:object-count="0" meta:page-count="1" meta:paragraph-count="35" meta:word-count="413" meta:character-count="2958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